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draw:z-index="0" draw:style-name="gr1" draw:text-style-name="P1" svg:width="3.937in" svg:height="1.9689in" draw:transform="skewX (3.72304590677509E-017) rotate (1.30899693899575) translate (0in 1.64652777777778in)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o Pérez</meta:initial-creator>
    <meta:creation-date>2013-10-24T19:47:54.735873299</meta:creation-date>
    <dc:date>2018-05-05T15:03:03.993757023</dc:date>
    <meta:editing-duration>PT1M21S</meta:editing-duration>
    <meta:editing-cycles>5</meta:editing-cycles>
    <meta:generator>LibreOffice/6.0.2.1$Linux_X86_64 LibreOffice_project/00m0$Build-1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